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text-properties fo:font-size="9pt" fo:language="en" fo:country="US" style:font-size-asian="9pt" style:font-size-complex="9pt"/>
    </style:style>
    <style:style style:name="P2" style:family="paragraph" style:parent-style-name="Heading_20_3">
      <style:text-properties fo:font-size="9pt" fo:language="en" fo:country="US" style:font-size-asian="9pt" style:font-size-complex="9pt"/>
    </style:style>
    <style:style style:name="P3" style:family="paragraph" style:parent-style-name="Standard">
      <style:text-properties fo:font-size="9pt" fo:language="en" fo:country="US" style:font-size-asian="9pt" style:font-size-complex="9pt"/>
    </style:style>
    <style:style style:name="P4" style:family="paragraph" style:parent-style-name="Text_20_body">
      <style:text-properties fo:font-size="9pt" fo:language="en" fo:country="US" style:font-size-asian="9pt" style:font-size-complex="9pt"/>
    </style:style>
    <style:style style:name="P5" style:family="paragraph" style:parent-style-name="Text_20_body">
      <style:text-properties fo:font-size="9pt" fo:language="en" fo:country="US" officeooo:paragraph-rsid="000ec107" style:font-size-asian="9pt" style:font-size-complex="9pt"/>
    </style:style>
    <style:style style:name="P6" style:family="paragraph" style:parent-style-name="Text_20_body">
      <style:text-properties fo:font-size="9pt" fo:language="en" fo:country="US" fo:font-weight="bold" officeooo:paragraph-rsid="000ec107" style:font-size-asian="9pt" style:font-weight-asian="bold" style:font-size-complex="9pt"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size="9pt" style:font-size-asian="9pt" style:font-size-complex="9pt"/>
    </style:style>
    <style:style style:name="T4" style:family="text">
      <style:text-properties fo:font-size="9pt" fo:language="en" fo:country="US" style:font-size-asian="9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4 Key Types of Data Analytics</text:h>
      <text:h text:style-name="P2" text:outline-level="3">1. Descriptive Analytics </text:h>
      <text:p text:style-name="Text_20_body"><text:a xlink:type="simple" xlink:href="https://online.hbs.edu/blog/post/descriptive-analytics" office:target-frame-name="_blank" xlink:show="new" text:style-name="Internet_20_link" text:visited-style-name="Visited_20_Internet_20_Link">Descriptive analytics</text:a><text:span text:style-name="T4"> is the simplest type of analytics and the foundation the other types are built on. It allows you to pull trends from raw data and succinctly describe what happened or is currently happening.</text:span></text:p>
      <text:p text:style-name="Text_20_body"><text:span text:style-name="T4">Descriptive analytics answers the question, </text:span><text:span text:style-name="Emphasis"><text:span text:style-name="T4">“What happened?”</text:span></text:span></text:p>
      <text:p text:style-name="P4">For example, imagine you’re analyzing your company’s data and find there’s a seasonal surge in sales for one of your products: a video game console. Here, descriptive analytics can tell you, “This video game console experiences an increase in sales in October, November, and early December each year.”</text:p>
      <text:p text:style-name="Text_20_body"><text:a xlink:type="simple" xlink:href="https://online.hbs.edu/blog/post/data-visualization-techniques" office:target-frame-name="_blank" xlink:show="new" text:style-name="Internet_20_link" text:visited-style-name="Visited_20_Internet_20_Link">Data visualization</text:a><text:span text:style-name="T4"> is a natural fit for communicating descriptive analysis because charts, graphs, and maps can show trends in data—as well as dips and spikes—in a clear, easily understandable way.</text:span></text:p>
      <text:h text:style-name="P2" text:outline-level="3">2. Diagnostic Analytics</text:h>
      <text:p text:style-name="Text_20_body"><text:a xlink:type="simple" xlink:href="https://online.hbs.edu/blog/post/diagnostic-analytics" office:target-frame-name="_blank" xlink:show="new" text:style-name="Internet_20_link" text:visited-style-name="Visited_20_Internet_20_Link">Diagnostic analytics</text:a><text:span text:style-name="T4"> addresses the next logical question, </text:span><text:span text:style-name="Emphasis"><text:span text:style-name="T4">“Why did this happen?” </text:span></text:span></text:p>
      <text:p text:style-name="P4">Taking the analysis a step further, this type includes comparing coexisting trends or movement, uncovering correlations between variables, and determining causal relationships where possible. </text:p>
      <text:p text:style-name="P4">Continuing the aforementioned example, you may dig into video game console users’ demographic data and find that they’re between the ages of eight and 18. The customers, however, tend to be between the ages of 35 and 55. Analysis of customer survey data reveals that one primary motivator for customers to purchase the video game console is to gift it to their children. The spike in sales in the fall and early winter months may be due to the holidays that include gift-giving.</text:p>
      <text:p text:style-name="P4">Diagnostic analytics is useful for getting at the root of an organizational issue.</text:p>
      <text:h text:style-name="P2" text:outline-level="3">3. Predictive Analytics</text:h>
      <text:p text:style-name="Text_20_body"><text:a xlink:type="simple" xlink:href="https://online.hbs.edu/blog/post/predictive-analytics" office:target-frame-name="_blank" xlink:show="new" text:style-name="Internet_20_link" text:visited-style-name="Visited_20_Internet_20_Link">Predictive analytics</text:a><text:span text:style-name="T4"> is used to make predictions about future trends or events and answers the question, </text:span><text:span text:style-name="Emphasis"><text:span text:style-name="T4">“What might happen in the future?”</text:span></text:span></text:p>
      <text:p text:style-name="P4">By analyzing historical data in tandem with industry trends, you can make informed predictions about what the future could hold for your company.</text:p>
      <text:p text:style-name="P4">For instance, knowing that video game console sales have spiked in October, November, and early December every year for the past decade provides you with ample data to predict that the same trend will occur next year. Backed by upward trends in the video game industry as a whole, this is a reasonable prediction to make.</text:p>
      <text:p text:style-name="P4">Making predictions for the future can help your organization formulate strategies based on likely scenarios.</text:p>
      <text:h text:style-name="P2" text:outline-level="3">4. Prescriptive Analytics</text:h>
      <text:p text:style-name="Text_20_body"><text:span text:style-name="T4">Finally, </text:span><text:a xlink:type="simple" xlink:href="https://online.hbs.edu/blog/post/prescriptive-analytics" office:target-frame-name="_blank" xlink:show="new" text:style-name="Internet_20_link" text:visited-style-name="Visited_20_Internet_20_Link">prescriptive analytics</text:a><text:span text:style-name="T4"> answers the question, </text:span><text:span text:style-name="Emphasis"><text:span text:style-name="T4">“What should we do next?”</text:span></text:span></text:p>
      <text:p text:style-name="P4">Prescriptive analytics takes into account all possible factors in a scenario and suggests actionable takeaways. This type of analytics can be especially useful when making data-driven decisions. </text:p>
      <text:p text:style-name="Text_20_body"><text:span text:style-name="T4">Rounding out the video game example: What should your team decide to do given the predicted trend in seasonality due to winter gift-giving? Perhaps you decide to run an </text:span><text:a xlink:type="simple" xlink:href="https://online.hbs.edu/blog/post/what-is-ab-testing" office:target-frame-name="_blank" xlink:show="new" text:style-name="Internet_20_link" text:visited-style-name="Visited_20_Internet_20_Link">A/B test</text:a><text:span text:style-name="T4"> with two ads: one that caters to product end-users (children) and one targeted to customers (their parents). The data from that test can inform how to capitalize on the seasonal spike and its supposed cause even further. Or, maybe you decide to increase marketing efforts in September with holiday-themed messaging to try to extend the spike into another month.</text:span></text:p>
      <text:p text:style-name="P5">While manual prescriptive analysis is doable and accessible, machine-learning algorithms are often employed to help parse through large volumes of data to recommend the optimal next step. Algorithms use “if” and “else” statements, which work as rules for parsing data. If a specific combination of requirements is met, an algorithm recommends a specific course of action. While there’s far more to machine-learning algorithms than just those statements, they—along with mathematical equations—serve as a core component in algorithm training.</text:p>
      <text:p text:style-name="P6">Using Data to Drive Decision-Making</text:p>
      <text:p text:style-name="P4">The four types of data analysis should be used in tandem to create a full picture of the story data tells and make informed decisions. To understand your company’s current situation, use descriptive analytics. To figure out how your company got there, leverage diagnostic analytics. Predictive analytics is useful for determining the trajectory of a situation—will current trends continue? Finally, prescriptive analytics can help you consider all aspects of current and future scenarios and plan actionable strategies.</text:p>
      <text:p text:style-name="P4">Depending on the problem you’re trying to solve and your goals, you may opt to use two or three of these analytics types—or use them all in sequential order to gain the deepest understanding of the story data tells. </text:p>
      <text:p text:style-name="Text_20_body"><text:span text:style-name="T4">Strengthening your </text:span><text:a xlink:type="simple" xlink:href="https://online.hbs.edu/blog/post/business-analytics-skills" office:target-frame-name="_blank" xlink:show="new" text:style-name="Internet_20_link" text:visited-style-name="Visited_20_Internet_20_Link">analytics skills</text:a><text:span text:style-name="T4"> can empower you to take advantage of insights your data offers and advance your organization and career.</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99cm" fo:margin-left="1.071cm" fo:margin-right="0.6cm" style:writing-mode="lr-tb" style:footnote-max-height="0cm" loext:margin-gutter="0.101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22T19:25:49.875446157</meta:creation-date>
    <meta:print-date>2022-09-23T08:57:16.961943052</meta:print-date>
    <dc:date>2022-09-23T12:15:56.770627571</dc:date>
    <meta:editing-duration>PT3H15M55S</meta:editing-duration>
    <meta:editing-cycles>2</meta:editing-cycles>
    <meta:generator>LibreOffice/7.2.2.2$MacOSX_X86_64 LibreOffice_project/02b2acce88a210515b4a5bb2e46cbfb63fe97d56</meta:generator>
    <meta:document-statistic meta:table-count="0" meta:image-count="0" meta:object-count="0" meta:page-count="1" meta:paragraph-count="25" meta:word-count="740" meta:character-count="4706" meta:non-whitespace-character-count="3993"/>
  </office:meta>
</office:document-meta>
</file>